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style:font-name-complex="Arial1"/>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text-properties style:font-name="Liberation Serif" fo:font-size="12pt" style:font-size-asian="12pt" style:font-name-complex="Arial1" style:font-size-complex="12pt"/>
    </style:style>
    <style:style style:name="P4" style:family="paragraph" style:parent-style-name="Standard">
      <style:text-properties style:font-name="Liberation Serif" fo:font-size="14pt" fo:font-weight="bold" style:font-size-asian="14pt" style:font-weight-asian="bold" style:font-name-complex="Arial1" style:font-size-complex="14pt"/>
    </style:style>
    <style:style style:name="P5" style:family="paragraph" style:parent-style-name="Standard">
      <style:text-properties style:font-name="Liberation Serif" fo:font-size="15pt" fo:font-weight="bold" style:font-size-asian="15pt" style:font-weight-asian="bold" style:font-size-complex="15pt" style:font-weight-complex="bold"/>
    </style:style>
    <style:style style:name="P6" style:family="paragraph" style:parent-style-name="Standard">
      <style:paragraph-properties fo:margin-top="0cm" fo:margin-bottom="0.282cm" loext:contextual-spacing="false"/>
      <style:text-properties style:font-name="Liberation Serif"/>
    </style:style>
    <style:style style:name="P7" style:family="paragraph" style:parent-style-name="Standard" style:master-page-name="Standard">
      <style:paragraph-properties style:page-number="auto"/>
      <style:text-properties style:font-name="Liberation Serif"/>
    </style:style>
    <style:style style:name="T1" style:family="text">
      <style:text-properties fo:font-size="18pt" fo:font-weight="bold" style:font-size-asian="18pt" style:font-weight-asian="bold" style:font-size-complex="18pt"/>
    </style:style>
    <style:style style:name="T2" style:family="text">
      <style:text-properties style:font-name="Arial" style:font-name-complex="Arial1"/>
    </style:style>
    <style:style style:name="T3" style:family="text">
      <style:text-properties style:font-name="Arial" fo:font-size="14pt" style:font-size-asian="14pt" style:font-name-complex="Arial1" style:font-size-complex="14pt"/>
    </style:style>
    <style:style style:name="T4" style:family="text">
      <style:text-properties style:font-name="Arial" fo:font-size="11pt" style:font-size-asian="11pt" style:font-name-complex="Arial1" style:font-size-complex="11pt"/>
    </style:style>
    <style:style style:name="T5" style:family="text">
      <style:text-properties style:font-name="Arial" fo:font-size="11pt" fo:font-weight="normal" style:font-size-asian="11pt" style:font-weight-asian="normal" style:font-name-complex="Arial1" style:font-size-complex="11pt" style:font-weight-complex="normal"/>
    </style:style>
    <style:style style:name="T6" style:family="text">
      <style:text-properties style:font-name="Arial" fo:font-size="12pt" style:font-size-asian="12pt" style:font-name-complex="Arial1" style:font-size-complex="12pt"/>
    </style:style>
    <style:style style:name="T7" style:family="text">
      <style:text-properties fo:color="#414141" style:font-name="Arial" fo:background-color="#fafafa" loext:char-shading-value="0" style:font-name-complex="Arial1"/>
    </style:style>
    <style:style style:name="T8" style:family="text">
      <style:text-properties fo:color="#414141" style:font-name="Arial" style:font-name-complex="Arial1" fo:background-color="#ffffff"/>
    </style:style>
    <style:style style:name="T9" style:family="text">
      <style:text-properties fo:color="#414141" fo:background-color="#fafafa" loext:char-shading-value="0" style:font-name-complex="Arial1"/>
    </style:style>
    <style:style style:name="T10" style:family="text">
      <style:text-properties style:font-name-complex="Arial1"/>
    </style:style>
    <style:style style:name="T11" style:family="text">
      <style:text-properties fo:font-size="14pt" style:font-size-asian="14pt" style:font-name-complex="Arial1" style:font-size-complex="14pt"/>
    </style:style>
    <style:style style:name="T12" style:family="text">
      <style:text-properties fo:font-size="11pt" style:font-size-asian="11pt" style:font-name-complex="Arial1" style:font-size-complex="11pt"/>
    </style:style>
    <style:style style:name="T13" style:family="text">
      <style:text-properties fo:font-size="11pt" fo:font-weight="normal" style:font-size-asian="11pt" style:font-weight-asian="normal" style:font-name-complex="Arial1" style:font-size-complex="11pt" style:font-weight-complex="normal"/>
    </style:style>
    <style:style style:name="T14" style:family="text">
      <style:text-properties fo:font-weight="normal" style:font-weight-asian="normal" style:font-name-complex="Arial1"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Chapter X Introduction</text:span></text:p>
      <text:p text:style-name="P4"/>
      <text:p text:style-name="P2"><text:span text:style-name="T10">Open edX is a widely used and very popular MOOC platform. The Open edX software is a open-source technology that makes learning easier and studying faster. It was created by MIT and Harvard University, and was quick to gain support of universities such as UC Berkely, Georgetown, and Stanford.</text:span></text:p>
      <text:p text:style-name="P2"><text:span text:style-name="T10">The software platform is designed to engage students and teachers in an interactive, modular way. It promotes active learning by video snippets, interactive components and game-like experience.</text:span><text:span text:style-name="T9"> The course content is presented through learning sequences: a set of interwoven videos, readings, discussions, wikis, collaborative and social media tools, exercises and materials with automatic assessments and instant feedback.</text:span></text:p>
      <text:p text:style-name="P2"><text:span text:style-name="T10">The Open edX project is a global success. It powers major MOOC initiatives, hosting blended and online courses, all around the world.</text:span></text:p>
      <text:p text:style-name="P3"/>
      <text:p text:style-name="P1"/>
      <text:p text:style-name="P5"><text:span text:style-name="T10">X.1 Purpose</text:span></text:p>
      <text:p text:style-name="P2"><text:span text:style-name="T10">“Advanced HTML Xblock for Open edX” is a project undertaken by the Content team at IIT Bombay,Summer Internship 2018, which focusses towards providing additional features and functionalities to the Raw HTML editor component in Open edX in the form of a XBlock. The project’s aim is to provide course authors with an Advanced HTML editor XBlock, so that can structure and style their courses better using the advanced and easy to use functionalities of the new editor. </text:span><text:span text:style-name="T14">Open edX in itself is a humongous learning management system with unparalleled feature list. It is among the top MOOCs platforms in the world. As it is the way of the world, there is nothing perfect here and Open edX is not an exception. All applications/platforms have a scope to enhance its features and abilities of its components. In this project we worked on enhancing the HTML component which is used for content creation in courses.</text:span></text:p>
      <text:p text:style-name="P3"/>
      <text:p text:style-name="P1"/>
      <text:p text:style-name="P5"><text:span text:style-name="T10">X.2 Motivation</text:span></text:p>
      <text:p text:style-name="P2"><text:span text:style-name="T10">One of the major features and quality of the edx-platform is the interactivity and the layout of the courses. </text:span><text:span text:style-name="T14">While current HTML editor does the job well but it has got its own mind and behaves with uncertainty sometimes. This advanced HTML Xblock will boost the user experience of the course creator.</text:span><text:span text:style-name="T10">Through this advanced HTML XBlock Course authors who prefer editing Raw HTML over using <text:s/>WYSIWYG editors can do so with relative ease. They will be having full control over the code that constitutes the course chapters and section and edit them as they seem relevant. They can even add their custom styling and other third party style features thus making the course layout more readable and interactive. This will also make the contents interesting for the students to view and learn from.</text:span></text:p>
      <text:p text:style-name="P1"/>
      <text:p text:style-name="P1"/>
      <text:p text:style-name="P1"><text:soft-page-break/></text:p>
      <text:p text:style-name="P5"><text:span text:style-name="T10">X.3 Scope</text:span></text:p>
      <text:p text:style-name="P2"><text:span text:style-name="T10">This product aims at providing course authors with a full fledged HTML editor for course content creation. It is an additional feature, which means that any one who has a background in the fields of HTML,CSS etc can add our XBlock into their course settings and use it as they find relevant. It’s functionality is basically in the hands of course content creators who may use it to hard code their entire course and use their own custom styles and attributes.</text:span><text:bookmark text:name="_GoBack"/></text:p>
      <text:p text:style-name="P3"/>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6:03:00</meta:creation-date>
    <meta:initial-creator>Srijan Roy Choudhury</meta:initial-creator>
    <dc:language>en-IN</dc:language>
    <dc:date>2018-06-28T03:59:48.371037030</dc:date>
    <meta:editing-cycles>10</meta:editing-cycles>
    <meta:editing-duration>PT1H48M</meta:editing-duration>
    <meta:generator>LibreOffice/6.0.3.2$Linux_X86_64 LibreOffice_project/00m0$Build-2</meta:generator>
    <meta:document-statistic meta:table-count="0" meta:image-count="0" meta:object-count="0" meta:page-count="2" meta:paragraph-count="10" meta:word-count="504" meta:character-count="3061" meta:non-whitespace-character-count="25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